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CredentialsDataSourceAdapterTests.testThreadBound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CredentialsDataSourceAdapterTests.testStatic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CredentialsDataSourceAdapterTests.testNo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